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a</mi>
        <mtext>av</mtext>
      </msub>
      <mrow>
        <mspace width="2em"/>
        <mo stretchy="false">=</mo>
        <mspace width="2em"/>
      </mrow>
      <mfrac>
        <mrow>
          <mi>v</mi>
          <mrow>
            <mspace width="2em"/>
            <mo stretchy="false">−</mo>
            <mspace width="2em"/>
          </mrow>
          <msub>
            <mi>v</mi>
            <mn>0</mn>
          </msub>
        </mrow>
        <mrow>
          <mi>t</mi>
          <mrow>
            <mspace width="2em"/>
            <mo stretchy="false">−</mo>
            <mspace width="2em"/>
          </mrow>
          <msub>
            <mi>t</mi>
            <mn>0</mn>
          </msub>
        </mrow>
      </mfrac>
      <mrow>
        <mspace width="2em"/>
        <mo stretchy="false">=</mo>
        <mspace width="2em"/>
      </mrow>
      <mfrac>
        <mrow>
          <mi mathvariant="normal">Δ</mi>
          <mi>v</mi>
        </mrow>
        <mrow>
          <mi mathvariant="normal">Δ</mi>
          <mi>t</mi>
        </mrow>
      </mfrac>
    </mrow>
    <annotation encoding="StarMath 5.0">a _"av" ~=~ {v ~-~ v _0} over {t ~-~ t _0} ~=~ {%DELTA v} over {%DELTA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9:11:22.194000000</meta:creation-date>
    <dc:date>2015-02-26T19:12:58.973000000</dc:date>
    <meta:editing-duration>PT51S</meta:editing-duration>
    <meta:editing-cycles>2</meta:editing-cycles>
    <meta:generator>LibreOffice/4.3.4.1$Windows_x86 LibreOffice_project/bc356b2f991740509f321d70e4512a6a54c5f243</meta:generator>
  </office:meta>
</office:document-meta>
</file>